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shapes>
          <draw:frame draw:z-index="0" draw:style-name="gr1" draw:text-style-name="P1" svg:width="6.2988in" svg:height="3.5429in" svg:x="3.4677in" svg:y="0.1244in">
            <draw:object draw:notify-on-update-of-ranges="bench.A1:bench.A1 bench.A2:bench.A14 bench.B1:bench.B1 bench.B2:bench.B14 bench.C1:bench.C1 bench.C2:bench.C14 bench.D1:bench.D1 bench.D2:bench.D14 bench.E1:bench.E1 bench.E2:bench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setup fft</text:p>
          </table:table-cell>
          <table:table-cell office:value-type="string" calcext:value-type="string">
            <text:p><text:s/>setup qr</text:p>
          </table:table-cell>
          <table:table-cell office:value-type="string" calcext:value-type="string">
            <text:p><text:s/>solve fft</text:p>
          </table:table-cell>
          <table:table-cell office:value-type="string" calcext:value-type="string">
            <text:p><text:s/>solve q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033" calcext:value-type="float">
            <text:p>47033</text:p>
          </table:table-cell>
          <table:table-cell office:value-type="float" office:value="4677100" calcext:value-type="float">
            <text:p>4677100</text:p>
          </table:table-cell>
          <table:table-cell office:value-type="float" office:value="19043" calcext:value-type="float">
            <text:p>19043</text:p>
          </table:table-cell>
          <table:table-cell office:value-type="float" office:value="15123" calcext:value-type="float">
            <text:p>15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1696" calcext:value-type="float">
            <text:p>401696</text:p>
          </table:table-cell>
          <table:table-cell office:value-type="float" office:value="25946300" calcext:value-type="float">
            <text:p>25946300</text:p>
          </table:table-cell>
          <table:table-cell office:value-type="float" office:value="229370" calcext:value-type="float">
            <text:p>229370</text:p>
          </table:table-cell>
          <table:table-cell office:value-type="float" office:value="50079" calcext:value-type="float">
            <text:p>50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0841" calcext:value-type="float">
            <text:p>570841</text:p>
          </table:table-cell>
          <table:table-cell office:value-type="float" office:value="116465000" calcext:value-type="float">
            <text:p>116465000</text:p>
          </table:table-cell>
          <table:table-cell office:value-type="float" office:value="324782" calcext:value-type="float">
            <text:p>324782</text:p>
          </table:table-cell>
          <table:table-cell office:value-type="float" office:value="120080" calcext:value-type="float">
            <text:p>120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5816" calcext:value-type="float">
            <text:p>815816</text:p>
          </table:table-cell>
          <table:table-cell office:value-type="float" office:value="454610000" calcext:value-type="float">
            <text:p>454610000</text:p>
          </table:table-cell>
          <table:table-cell office:value-type="float" office:value="456133" calcext:value-type="float">
            <text:p>456133</text:p>
          </table:table-cell>
          <table:table-cell office:value-type="float" office:value="349756" calcext:value-type="float">
            <text:p>349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002" calcext:value-type="float">
            <text:p>109002</text:p>
          </table:table-cell>
          <table:table-cell office:value-type="float" office:value="1417690000" calcext:value-type="float">
            <text:p>1417690000</text:p>
          </table:table-cell>
          <table:table-cell office:value-type="float" office:value="86560" calcext:value-type="float">
            <text:p>86560</text:p>
          </table:table-cell>
          <table:table-cell office:value-type="float" office:value="738954" calcext:value-type="float">
            <text:p>738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17440" calcext:value-type="float">
            <text:p>3417440</text:p>
          </table:table-cell>
          <table:table-cell office:value-type="float" office:value="4186690000" calcext:value-type="float">
            <text:p>4186690000</text:p>
          </table:table-cell>
          <table:table-cell office:value-type="float" office:value="1874230" calcext:value-type="float">
            <text:p>1874230</text:p>
          </table:table-cell>
          <table:table-cell office:value-type="float" office:value="1463770" calcext:value-type="float">
            <text:p>14637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78880" calcext:value-type="float">
            <text:p>4278880</text:p>
          </table:table-cell>
          <table:table-cell office:value-type="float" office:value="10662800000" calcext:value-type="float">
            <text:p>10662800000</text:p>
          </table:table-cell>
          <table:table-cell office:value-type="float" office:value="2362720" calcext:value-type="float">
            <text:p>2362720</text:p>
          </table:table-cell>
          <table:table-cell office:value-type="float" office:value="2775610" calcext:value-type="float">
            <text:p>2775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70810" calcext:value-type="float">
            <text:p>5270810</text:p>
          </table:table-cell>
          <table:table-cell office:value-type="float" office:value="25895700000" calcext:value-type="float">
            <text:p>25895700000</text:p>
          </table:table-cell>
          <table:table-cell office:value-type="float" office:value="2893130" calcext:value-type="float">
            <text:p>2893130</text:p>
          </table:table-cell>
          <table:table-cell office:value-type="float" office:value="4902770" calcext:value-type="float">
            <text:p>49027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70930" calcext:value-type="float">
            <text:p>6270930</text:p>
          </table:table-cell>
          <table:table-cell office:value-type="float" office:value="57777700000" calcext:value-type="float">
            <text:p>57777700000</text:p>
          </table:table-cell>
          <table:table-cell office:value-type="float" office:value="3476470" calcext:value-type="float">
            <text:p>3476470</text:p>
          </table:table-cell>
          <table:table-cell office:value-type="float" office:value="8608500" calcext:value-type="float">
            <text:p>8608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0630" calcext:value-type="float">
            <text:p>7500630</text:p>
          </table:table-cell>
          <table:table-cell office:value-type="float" office:value="117160000000" calcext:value-type="float">
            <text:p>117160000000</text:p>
          </table:table-cell>
          <table:table-cell office:value-type="float" office:value="4134840" calcext:value-type="float">
            <text:p>4134840</text:p>
          </table:table-cell>
          <table:table-cell office:value-type="float" office:value="13677900" calcext:value-type="float">
            <text:p>136779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46080" calcext:value-type="float">
            <text:p>8746080</text:p>
          </table:table-cell>
          <table:table-cell office:value-type="float" office:value="225724000000" calcext:value-type="float">
            <text:p>225724000000</text:p>
          </table:table-cell>
          <table:table-cell office:value-type="float" office:value="4838480" calcext:value-type="float">
            <text:p>4838480</text:p>
          </table:table-cell>
          <table:table-cell office:value-type="float" office:value="20086700" calcext:value-type="float">
            <text:p>200867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08100" calcext:value-type="float">
            <text:p>10108100</text:p>
          </table:table-cell>
          <table:table-cell office:value-type="float" office:value="441487000000" calcext:value-type="float">
            <text:p>441487000000</text:p>
          </table:table-cell>
          <table:table-cell office:value-type="float" office:value="6145950" calcext:value-type="float">
            <text:p>6145950</text:p>
          </table:table-cell>
          <table:table-cell office:value-type="float" office:value="35726100" calcext:value-type="float">
            <text:p>35726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14480" calcext:value-type="float">
            <text:p>1614480</text:p>
          </table:table-cell>
          <table:table-cell office:value-type="float" office:value="1403590000000" calcext:value-type="float">
            <text:p>1403590000000</text:p>
          </table:table-cell>
          <table:table-cell office:value-type="float" office:value="979128" calcext:value-type="float">
            <text:p>979128</text:p>
          </table:table-cell>
          <table:table-cell office:value-type="float" office:value="51759900" calcext:value-type="float">
            <text:p>51759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8T21:21:06.252186802</dc:date>
    <meta:editing-duration>PT1H14M33S</meta:editing-duration>
    <meta:editing-cycles>1</meta:editing-cycles>
    <meta:document-statistic meta:table-count="1" meta:cell-count="70" meta:object-count="1"/>
    <meta:generator>LibreOffice/7.5.7.1$Linux_X86_64 LibreOffice_project/47eb0cf7efbacdee9b19ae25d6752381ede23126</meta:generator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04cm" svg:y="0.316cm" chart:style-name="ch2">
          <text:p>Time Complexity of solving DEC Stokes</text:p>
        </chart:title>
        <chart:legend chart:legend-position="end" svg:x="13.262cm" svg:y="3.47cm" style:legend-expansion="high" chart:style-name="ch3"/>
        <chart:plot-area chart:style-name="ch4" table:cell-range-address="bench.A1:bench.E14" chart:data-source-has-labels="both" svg:x="1.314cm" svg:y="1.301cm" svg:width="11.628cm" svg:height="6.555cm">
          <chart:coordinate-region svg:x="2.888cm" svg:y="1.497cm" svg:width="9.858cm" svg:height="5.72cm"/>
          <chart:axis chart:dimension="x" chart:name="primary-x" chart:style-name="ch5" chartooo:axis-type="auto">
            <chart:title svg:x="6.956cm" svg:y="8.037cm" chart:style-name="ch6">
              <text:p>N</text:p>
            </chart:title>
            <chart:categories table:cell-range-address="bench.A2:bench.A14"/>
          </chart:axis>
          <chart:axis chart:dimension="y" chart:name="primary-y" chart:style-name="ch7">
            <chart:title svg:x="0.451cm" svg:y="5.791cm" chart:style-name="ch8">
              <text:p>Time Taken (ns)</text:p>
            </chart:title>
            <chart:grid chart:style-name="ch9" chart:class="major"/>
          </chart:axis>
          <chart:series chart:style-name="ch10" chart:values-cell-range-address="bench.B2:bench.B14" chart:label-cell-address="bench.B1:bench.B1" chart:class="chart:scatter">
            <chart:domain table:cell-range-address="bench.A2:bench.A14"/>
            <chart:data-point chart:repeated="13"/>
          </chart:series>
          <chart:series chart:style-name="ch11" chart:values-cell-range-address="bench.C2:bench.C14" chart:label-cell-address="bench.C1:bench.C1" chart:class="chart:scatter">
            <chart:data-point chart:repeated="13"/>
          </chart:series>
          <chart:series chart:style-name="ch12" chart:values-cell-range-address="bench.D2:bench.D14" chart:label-cell-address="bench.D1:bench.D1" chart:class="chart:scatter">
            <chart:data-point chart:repeated="13"/>
          </chart:series>
          <chart:series chart:style-name="ch13" chart:values-cell-range-address="bench.E2:bench.E14" chart:label-cell-address="bench.E1:bench.E1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tup fft</text:p>
                <draw:g>
                  <svg:desc>bench.B1:bench.B1</svg:desc>
                </draw:g>
              </table:table-cell>
              <table:table-cell office:value-type="string">
                <text:p> setup qr</text:p>
                <draw:g>
                  <svg:desc>bench.C1:bench.C1</svg:desc>
                </draw:g>
              </table:table-cell>
              <table:table-cell office:value-type="string">
                <text:p> solve fft</text:p>
                <draw:g>
                  <svg:desc>bench.D1:bench.D1</svg:desc>
                </draw:g>
              </table:table-cell>
              <table:table-cell office:value-type="string">
                <text:p> solve qr</text:p>
                <draw:g>
                  <svg:desc>bench.E1:bench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ench.A2:bench.A14</svg:desc>
                </draw:g>
              </table:table-cell>
              <table:table-cell office:value-type="float" office:value="47033">
                <text:p>47033</text:p>
                <draw:g>
                  <svg:desc>bench.B2:bench.B14</svg:desc>
                </draw:g>
              </table:table-cell>
              <table:table-cell office:value-type="float" office:value="4677100">
                <text:p>4677100</text:p>
                <draw:g>
                  <svg:desc>bench.C2:bench.C14</svg:desc>
                </draw:g>
              </table:table-cell>
              <table:table-cell office:value-type="float" office:value="19043">
                <text:p>19043</text:p>
                <draw:g>
                  <svg:desc>bench.D2:bench.D14</svg:desc>
                </draw:g>
              </table:table-cell>
              <table:table-cell office:value-type="float" office:value="15123">
                <text:p>15123</text:p>
                <draw:g>
                  <svg:desc>bench.E2:bench.E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1696">
                <text:p>401696</text:p>
              </table:table-cell>
              <table:table-cell office:value-type="float" office:value="25946300">
                <text:p>25946300</text:p>
              </table:table-cell>
              <table:table-cell office:value-type="float" office:value="229370">
                <text:p>229370</text:p>
              </table:table-cell>
              <table:table-cell office:value-type="float" office:value="50079">
                <text:p>500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0841">
                <text:p>570841</text:p>
              </table:table-cell>
              <table:table-cell office:value-type="float" office:value="116465000">
                <text:p>116465000</text:p>
              </table:table-cell>
              <table:table-cell office:value-type="float" office:value="324782">
                <text:p>324782</text:p>
              </table:table-cell>
              <table:table-cell office:value-type="float" office:value="120080">
                <text:p>1200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5816">
                <text:p>815816</text:p>
              </table:table-cell>
              <table:table-cell office:value-type="float" office:value="454610000">
                <text:p>454610000</text:p>
              </table:table-cell>
              <table:table-cell office:value-type="float" office:value="456133">
                <text:p>456133</text:p>
              </table:table-cell>
              <table:table-cell office:value-type="float" office:value="349756">
                <text:p>3497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9002">
                <text:p>109002</text:p>
              </table:table-cell>
              <table:table-cell office:value-type="float" office:value="1417690000">
                <text:p>1417690000</text:p>
              </table:table-cell>
              <table:table-cell office:value-type="float" office:value="86560">
                <text:p>86560</text:p>
              </table:table-cell>
              <table:table-cell office:value-type="float" office:value="738954">
                <text:p>7389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17440">
                <text:p>3417440</text:p>
              </table:table-cell>
              <table:table-cell office:value-type="float" office:value="4186690000">
                <text:p>4186690000</text:p>
              </table:table-cell>
              <table:table-cell office:value-type="float" office:value="1874230">
                <text:p>1874230</text:p>
              </table:table-cell>
              <table:table-cell office:value-type="float" office:value="1463770">
                <text:p>146377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78880">
                <text:p>4278880</text:p>
              </table:table-cell>
              <table:table-cell office:value-type="float" office:value="10662800000">
                <text:p>10662800000</text:p>
              </table:table-cell>
              <table:table-cell office:value-type="float" office:value="2362720">
                <text:p>2362720</text:p>
              </table:table-cell>
              <table:table-cell office:value-type="float" office:value="2775610">
                <text:p>27756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70810">
                <text:p>5270810</text:p>
              </table:table-cell>
              <table:table-cell office:value-type="float" office:value="25895700000">
                <text:p>25895700000</text:p>
              </table:table-cell>
              <table:table-cell office:value-type="float" office:value="2893130">
                <text:p>2893130</text:p>
              </table:table-cell>
              <table:table-cell office:value-type="float" office:value="4902770">
                <text:p>49027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70930">
                <text:p>6270930</text:p>
              </table:table-cell>
              <table:table-cell office:value-type="float" office:value="57777700000">
                <text:p>57777700000</text:p>
              </table:table-cell>
              <table:table-cell office:value-type="float" office:value="3476470">
                <text:p>3476470</text:p>
              </table:table-cell>
              <table:table-cell office:value-type="float" office:value="8608500">
                <text:p>86085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500630">
                <text:p>7500630</text:p>
              </table:table-cell>
              <table:table-cell office:value-type="float" office:value="117160000000">
                <text:p>117160000000</text:p>
              </table:table-cell>
              <table:table-cell office:value-type="float" office:value="4134840">
                <text:p>4134840</text:p>
              </table:table-cell>
              <table:table-cell office:value-type="float" office:value="13677900">
                <text:p>136779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746080">
                <text:p>8746080</text:p>
              </table:table-cell>
              <table:table-cell office:value-type="float" office:value="225724000000">
                <text:p>225724000000</text:p>
              </table:table-cell>
              <table:table-cell office:value-type="float" office:value="4838480">
                <text:p>4838480</text:p>
              </table:table-cell>
              <table:table-cell office:value-type="float" office:value="20086700">
                <text:p>200867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108100">
                <text:p>10108100</text:p>
              </table:table-cell>
              <table:table-cell office:value-type="float" office:value="441487000000">
                <text:p>441487000000</text:p>
              </table:table-cell>
              <table:table-cell office:value-type="float" office:value="6145950">
                <text:p>6145950</text:p>
              </table:table-cell>
              <table:table-cell office:value-type="float" office:value="35726100">
                <text:p>35726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14480">
                <text:p>1614480</text:p>
              </table:table-cell>
              <table:table-cell office:value-type="float" office:value="1403590000000">
                <text:p>1403590000000</text:p>
              </table:table-cell>
              <table:table-cell office:value-type="float" office:value="979128">
                <text:p>979128</text:p>
              </table:table-cell>
              <table:table-cell office:value-type="float" office:value="51759900">
                <text:p>51759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47eb0cf7efbacdee9b19ae25d6752381ede2312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